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Wissembourg</text:p>
          </table:table-cell>
          <table:table-cell office:value-type="string" calcext:value-type="string">
            <text:p><text:s/>Mulhouse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<text:s/>St Louis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<text:s/>Strasbourg</text:p>
          </table:table-cell>
          <table:table-cell office:value-type="string" calcext:value-type="string">
            <text:p>Schirmeck</text:p>
          </table:table-cell>
          <table:table-cell office:value-type="string" calcext:value-type="string">
            <text:p>Selestat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Thann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date" office:date-value="2014-02-14" calcext:value-type="date">
            <text:p>2014-02-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:.M2])" office:value-type="float" office:value="14" calcext:value-type="float">
            <text:p>14</text:p>
          </table:table-cell>
          <table:table-cell table:formula="of:=[.N2]-12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02-11" calcext:value-type="date">
            <text:p>2014-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3:.M3])" office:value-type="float" office:value="23" calcext:value-type="float">
            <text:p>23</text:p>
          </table:table-cell>
          <table:table-cell table:formula="of:=[.N3]-12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4-02-09" calcext:value-type="date">
            <text:p>2014-02-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4:.M4])" office:value-type="float" office:value="20" calcext:value-type="float">
            <text:p>20</text:p>
          </table:table-cell>
          <table:table-cell table:formula="of:=[.N4]-12"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14-02-06" calcext:value-type="date">
            <text:p>2014-02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5:.M5])" office:value-type="float" office:value="19" calcext:value-type="float">
            <text:p>19</text:p>
          </table:table-cell>
          <table:table-cell table:formula="of:=[.N5]-12"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14-02-01" calcext:value-type="date">
            <text:p>2014-0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6:.M6])" office:value-type="float" office:value="21" calcext:value-type="float">
            <text:p>21</text:p>
          </table:table-cell>
          <table:table-cell table:formula="of:=[.N6]-12"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14-02-19" calcext:value-type="date">
            <text:p>2014-02-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7:.M7])" office:value-type="float" office:value="15" calcext:value-type="float">
            <text:p>15</text:p>
          </table:table-cell>
          <table:table-cell table:formula="of:=[.N7]-1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4-02-20" calcext:value-type="date">
            <text:p>2014-02-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M8])" office:value-type="float" office:value="16" calcext:value-type="float">
            <text:p>16</text:p>
          </table:table-cell>
          <table:table-cell table:formula="of:=[.N8]-12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14-03-06" calcext:value-type="date">
            <text:p>2014-03-0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9:.M9])" office:value-type="float" office:value="13" calcext:value-type="float">
            <text:p>13</text:p>
          </table:table-cell>
          <table:table-cell table:formula="of:=[.N9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3-11" calcext:value-type="date">
            <text:p>2014-03-1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0:.M10])" office:value-type="float" office:value="13" calcext:value-type="float">
            <text:p>13</text:p>
          </table:table-cell>
          <table:table-cell table:formula="of:=[.N10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3-18" calcext:value-type="date">
            <text:p>2014-03-1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1:.M11])" office:value-type="float" office:value="13" calcext:value-type="float">
            <text:p>13</text:p>
          </table:table-cell>
          <table:table-cell table:formula="of:=[.N11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01-14" calcext:value-type="date">
            <text:p>2015-01-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M12])" office:value-type="float" office:value="14" calcext:value-type="float">
            <text:p>14</text:p>
          </table:table-cell>
          <table:table-cell table:formula="of:=[.N12]-12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01-23" calcext:value-type="date">
            <text:p>2015-01-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3:.M13])" office:value-type="float" office:value="17" calcext:value-type="float">
            <text:p>17</text:p>
          </table:table-cell>
          <table:table-cell table:formula="of:=[.N13]-12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15-01-27" calcext:value-type="date">
            <text:p>2015-01-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M14])" office:value-type="float" office:value="21" calcext:value-type="float">
            <text:p>21</text:p>
          </table:table-cell>
          <table:table-cell table:formula="of:=[.N14]-12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19:23:45.073221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2-14T20:11:52.213834654</meta:creation-date>
    <dc:date>2015-01-27T19:26:26.069099471</dc:date>
    <meta:editing-duration>PT3H25M37S</meta:editing-duration>
    <meta:editing-cycles>12</meta:editing-cycles>
    <meta:generator>LibreOffice/4.2.7.2$Linux_X86_64 LibreOffice_project/420m0$Build-2</meta:generator>
    <meta:document-statistic meta:table-count="1" meta:cell-count="210" meta:object-count="0"/>
  </office:meta>
</office:document-meta>
</file>